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47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127cm"/>
    </style:style>
    <style:style style:name="gr4" style:family="graphic" style:parent-style-name="standard">
      <style:graphic-properties draw:stroke="none" svg:stroke-color="#000000" draw:fill="none" draw:fill-color="#ffffff" fo:min-height="0.893cm"/>
    </style:style>
    <style:style style:name="gr5" style:family="graphic" style:parent-style-name="standard">
      <style:graphic-properties draw:stroke="none" svg:stroke-color="#000000" draw:fill="none" draw:fill-color="#ffffff" fo:min-height="0.33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5.08cm" svg:x="6.08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2cm" svg:height="2.54cm" svg:x="6.08cm" svg:y="12.4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layer="layout" svg:width="0.127cm" svg:height="0.962cm" svg:x="13.573cm" svg:y="14.997cm">
          <draw:text-box>
            <text:p>1</text:p>
          </draw:text-box>
        </draw:frame>
        <draw:frame draw:style-name="gr4" draw:layer="layout" svg:width="0.254cm" svg:height="1.143cm" svg:x="6.08cm" svg:y="14.997cm">
          <draw:text-box>
            <text:p>0</text:p>
          </draw:text-box>
        </draw:frame>
        <draw:frame draw:style-name="gr5" draw:layer="layout" svg:width="0.127cm" svg:height="0.962cm" svg:x="9.863cm" svg:y="11.468cm">
          <draw:text-box>
            <text:p>c</text:p>
          </draw:text-box>
        </draw:frame>
        <draw:frame draw:style-name="gr5" draw:layer="layout" svg:width="0.127cm" svg:height="0.962cm" svg:x="13.573cm" svg:y="8.928cm">
          <draw:text-box>
            <text:p>2</text:p>
          </draw:text-box>
        </draw:frame>
        <draw:frame draw:style-name="gr5" draw:layer="layout" svg:width="0.127cm" svg:height="0.962cm" svg:x="6.084cm" svg:y="8.901cm">
          <draw:text-box>
            <text:p>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uno Turcksin</meta:initial-creator>
    <meta:creation-date>2012-06-25T14:30:33</meta:creation-date>
    <dc:date>2012-06-25T14:35:45</dc:date>
    <dc:creator>Bruno Turcksin</dc:creator>
    <meta:editing-duration>P0D</meta:editing-duration>
    <meta:editing-cycles>1</meta:editing-cycles>
    <meta:document-statistic meta:object-count="7"/>
    <meta:generator>LibreOffice/3.5$Linux_X86_64 LibreOffice_project/350m1$Build-2</meta:generator>
  </office:meta>
</office:document-meta>
</file>